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b0be6"/>
    </style:style>
    <style:style style:name="P2" style:family="paragraph" style:parent-style-name="Horizontal_20_Line">
      <style:text-properties officeooo:paragraph-rsid="001b0be6"/>
    </style:style>
    <style:style style:name="P3" style:family="paragraph" style:parent-style-name="Standard" style:list-style-name="L8">
      <style:text-properties officeooo:paragraph-rsid="001b0be6"/>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4">
      <style:paragraph-properties fo:margin-top="0in" fo:margin-bottom="0in" style:contextual-spacing="false"/>
      <style:text-properties officeooo:paragraph-rsid="001b0be6"/>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8">
      <style:paragraph-properties fo:margin-top="0in" fo:margin-bottom="0in" style:contextual-spacing="false"/>
      <style:text-properties officeooo:paragraph-rsid="001b0be6"/>
    </style:style>
    <style:style style:name="P22" style:family="paragraph" style:parent-style-name="Text_20_body" style:list-style-name="L8">
      <style:text-properties officeooo:paragraph-rsid="001b0be6"/>
    </style:style>
    <style:style style:name="P23" style:family="paragraph" style:parent-style-name="Text_20_body" style:list-style-name="L9">
      <style:text-properties officeooo:paragraph-rsid="001b0be6"/>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3"/>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4"/>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5"/>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1">
      <style:paragraph-properties fo:margin-top="0in" fo:margin-bottom="0in" style:contextual-spacing="false"/>
    </style:style>
    <style:style style:name="P44" style:family="paragraph" style:parent-style-name="Text_20_body" style:list-style-name="L22"/>
    <style:style style:name="P45" style:family="paragraph" style:parent-style-name="Text_20_body" style:list-style-name="L3">
      <style:text-properties officeooo:rsid="001c88c5" officeooo:paragraph-rsid="001c88c5"/>
    </style:style>
    <style:style style:name="P46" style:family="paragraph" style:parent-style-name="Text_20_body" style:list-style-name="L7">
      <style:text-properties officeooo:rsid="001ca76c" officeooo:paragraph-rsid="001ca76c"/>
    </style:style>
    <style:style style:name="T1" style:family="text">
      <style:text-properties officeooo:rsid="001c34c8"/>
    </style:style>
    <style:style style:name="T2" style:family="text">
      <style:text-properties fo:font-weight="bold" style:font-weight-asian="bold" style:font-weight-complex="bold"/>
    </style:style>
    <style:style style:name="T3" style:family="text">
      <style:text-properties officeooo:rsid="001ca76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rologue: The Haunted House (Neighborhood Mystery)</text:span></text:h>
      <text:h text:style-name="Heading_20_4" text:outline-level="4"><text:span text:style-name="Strong_20_Emphasis">Story Focus</text:span></text:h>
      <text:list text:style-name="L1">
        <text:list-item>
          <text:p text:style-name="P5"><text:span text:style-name="Strong_20_Emphasis">Mystery</text:span>: The Prescott House, long rumored to be haunted, holds evidence of a hidden supernatural society.</text:p>
        </text:list-item>
        <text:list-item>
          <text:p text:style-name="P5"><text:span text:style-name="Strong_20_Emphasis">Supernatural Element</text:span>: Strange noises, flickering lights, and ghostly whispers mask the true purpose of the house.</text:p>
        </text:list-item>
        <text:list-item>
          <text:p text:style-name="P4"><text:span text:style-name="Strong_20_Emphasis">Tie to the Main Plot</text:span>: The house was a meeting place for the supernatural society, and the journal found reveals cryptic references to “portals” and a “hidden order.”</text:p>
        </text:list-item>
      </text:list>
      <text:h text:style-name="Heading_20_4" text:outline-level="4"><text:span text:style-name="Strong_20_Emphasis">Expanded Story</text:span></text:h>
      <text:list text:style-name="L2">
        <text:list-item>
          <text:p text:style-name="P7"><text:span text:style-name="Strong_20_Emphasis">Backstory</text:span>: Decades ago, the house belonged to a historian who researched occult phenomena. After his mysterious disappearance, strange activities began, leading to rumors of a haunting.</text:p>
        </text:list-item>
        <text:list-item>
          <text:p text:style-name="P7"><text:span text:style-name="Strong_20_Emphasis">Supernatural Teaser</text:span>: Players find hints of a portal in the house (e.g., runes glowing faintly under UV light, distorted sounds near certain walls).</text:p>
        </text:list-item>
        <text:list-item>
          <text:p text:style-name="P6"><text:span text:style-name="Strong_20_Emphasis">Connection to Chapter 1</text:span>: The old journal contains references to missing students and an artifact located at the high school.</text:p>
        </text:list-item>
      </text:list>
      <text:h text:style-name="Heading_20_4" text:outline-level="4"><text:span text:style-name="Strong_20_Emphasis">NPC Contributions</text:span></text:h>
      <text:list text:style-name="L3">
        <text:list-item>
          <text:p text:style-name="P9"><text:span text:style-name="Strong_20_Emphasis">Mrs. Johnson</text:span>: Claims she saw figures through the windows late at night.</text:p>
        </text:list-item>
        <text:list-item>
          <text:p text:style-name="P9"><text:span text:style-name="Strong_20_Emphasis">Mr. Williams</text:span>: Hints at a previous investigator who never returned.</text:p>
        </text:list-item>
        <text:list-item>
          <text:p text:style-name="P8"><text:span text:style-name="Strong_20_Emphasis">Ms. Green</text:span>: Warns about symbols etched into the walls and offers help deciphering them.</text:p>
        </text:list-item>
        <text:list-item>
          <text:p text:style-name="P45">Roger Smith: He’s weird. Throws in a red herrring</text:p>
        </text:list-item>
      </text:list>
      <text:h text:style-name="Heading_20_4" text:outline-level="4"><text:span text:style-name="Strong_20_Emphasis">Key Discoveries</text:span></text:h>
      <text:list text:style-name="L4">
        <text:list-item>
          <text:p text:style-name="P11"><text:span text:style-name="Strong_20_Emphasis">The Journal</text:span>: Mentions a group called “The Watchers” and their search for artifacts to control supernatural portals.</text:p>
        </text:list-item>
        <text:list-item>
          <text:p text:style-name="P10"><text:span text:style-name="Strong_20_Emphasis">The Key</text:span>: Opens a hidden section of the high school, advancing the story to Chapter 1.</text:p>
        </text:list-item>
      </text:list>
      <text:h text:style-name="P1" text:outline-level="3"><text:span text:style-name="Strong_20_Emphasis">Visual and Gameplay Elements</text:span></text:h>
      <text:list text:continue-numbering="true" text:style-name="L4">
        <text:list-item>
          <text:p text:style-name="P12"><text:span text:style-name="Strong_20_Emphasis">Prologue</text:span>:</text:p>
          <text:list>
            <text:list-item>
              <text:p text:style-name="P12">Creepy yet subtle supernatural effects in the house, like furniture moving slightly when the player isn’t looking.</text:p>
            </text:list-item>
            <text:list-item>
              <text:p text:style-name="P12">Puzzles involving aligning symbols and interpreting journal entries.</text:p>
            </text:list-item>
          </text:list>
        </text:list-item>
      </text:list>
      <text:h text:style-name="P1" text:outline-level="3"><text:span text:style-name="Strong_20_Emphasis">Narrative Flow Between Chapters</text:span></text:h>
      <text:list xml:id="list1934764180" text:style-name="L9">
        <text:list-header>
          <text:p text:style-name="P23"><text:span text:style-name="Strong_20_Emphasis">Prologue to Chapter 1 Transition</text:span>:<text:line-break/>After returning to the agency, Mr. Thompson notes the connection between the journal’s mentions of missing students and recent reports from the high school. Using the key, the player unlocks the high school’s supernatural barrier in the agency’s hub​​.</text:p>
        </text:list-header>
      </text:list>
      <text:p text:style-name="Horizontal_20_Line"/>
      <text:h text:style-name="Heading_20_3" text:outline-level="3"><text:soft-page-break/><text:span text:style-name="Strong_20_Emphasis">Chapter 1: The Vanishing Students (High School Mystery)</text:span></text:h>
      <text:h text:style-name="Heading_20_4" text:outline-level="4"><text:span text:style-name="Strong_20_Emphasis">Story Focus</text:span></text:h>
      <text:list text:style-name="L5">
        <text:list-item>
          <text:p text:style-name="P14"><text:span text:style-name="Strong_20_Emphasis">Mystery</text:span>: Several students have disappeared after school hours. Their lockers are filled with odd symbols, and their last known whereabouts are linked to the library and a hidden basement room.</text:p>
        </text:list-item>
        <text:list-item>
          <text:p text:style-name="P14"><text:span text:style-name="Strong_20_Emphasis">Supernatural Element</text:span>: An artifact hidden in the school causes dimensional shifts, pulling students into an alternate reality.</text:p>
        </text:list-item>
        <text:list-item>
          <text:p text:style-name="P13"><text:span text:style-name="Strong_20_Emphasis">Tie to the Main Plot</text:span>: The high school artifact is one of several needed by the supernatural society to open larger portals.</text:p>
        </text:list-item>
      </text:list>
      <text:h text:style-name="Heading_20_4" text:outline-level="4"><text:span text:style-name="Strong_20_Emphasis">Expanded Story</text:span></text:h>
      <text:list text:style-name="L6">
        <text:list-item>
          <text:p text:style-name="P16"><text:span text:style-name="Strong_20_Emphasis">Backstory</text:span>: The school’s construction disturbed an ancient burial ground. A teacher, secretly a society member, used this artifact to conduct experiments, unknowingly triggering the disappearances.</text:p>
        </text:list-item>
        <text:list-item>
          <text:p text:style-name="P16"><text:span text:style-name="Strong_20_Emphasis">Supernatural Teaser</text:span>: Players encounter subtle glitches in reality—hallways that loop, voices from nowhere, and lockers that slam shut by themselves.</text:p>
        </text:list-item>
        <text:list-item>
          <text:p text:style-name="P15"><text:span text:style-name="Strong_20_Emphasis">Connection to Chapter 2</text:span>: A map fragment found in the library points to the next location, the cursed park.</text:p>
        </text:list-item>
      </text:list>
      <text:h text:style-name="Heading_20_4" text:outline-level="4"><text:span text:style-name="Strong_20_Emphasis">NPC Contributions</text:span></text:h>
      <text:list text:style-name="L7">
        <text:list-item>
          <text:p text:style-name="P18"><text:span text:style-name="Strong_20_Emphasis">Principal Harper</text:span>: Dismisses the missing students as “runaways,” but players notice he’s hiding something.</text:p>
        </text:list-item>
        <text:list-item>
          <text:p text:style-name="P18"><text:span text:style-name="Strong_20_Emphasis">Janitor Manny</text:span>: Claims to hear strange noises from the basement late at night.</text:p>
        </text:list-item>
        <text:list-item>
          <text:p text:style-name="P17"><text:span text:style-name="Strong_20_Emphasis"><text:span text:style-name="T3">Nora - </text:span></text:span><text:span text:style-name="Strong_20_Emphasis">Student Witness</text:span>: A frightened student who saw a glowing figure vanish through a classroom wall.</text:p>
        </text:list-item>
        <text:list-item>
          <text:p text:style-name="P46"><text:span text:style-name="T2">Frediano</text:span>: Nora’s supportive bff</text:p>
        </text:list-item>
        <text:list-item>
          <text:p text:style-name="P46"><text:span text:style-name="T2">Solange</text:span>: Nora’s other supportive bff</text:p>
        </text:list-item>
        <text:list-item>
          <text:p text:style-name="P17"><text:span text:style-name="T2">Mr. Hargrove:</text:span> <text:span text:style-name="T1">T</text:span>he high school’s history teacher, known for his deep fascination with local legends and mysterious artifacts. While his eccentric nature makes him seem unreliable, he provides cryptic yet crucial information about the artifact and its connection to the school’s past. </text:p>
        </text:list-item>
      </text:list>
      <text:h text:style-name="Heading_20_4" text:outline-level="4"><text:span text:style-name="Strong_20_Emphasis">Key Discoveries</text:span></text:h>
      <text:list text:style-name="L8">
        <text:list-item>
          <text:p text:style-name="P20"><text:span text:style-name="Strong_20_Emphasis">The Artifact</text:span>: A small statue that emits a faint glow and pulls objects toward it when activated.</text:p>
        </text:list-item>
        <text:list-item>
          <text:p text:style-name="P20"><text:span text:style-name="Strong_20_Emphasis">Ancient Runes</text:span>: Found in the basement, they match the symbols from the Prescott House, tying the mysteries together.</text:p>
        </text:list-item>
        <text:list-item>
          <text:p text:style-name="P19"><text:span text:style-name="Strong_20_Emphasis">Map Fragment</text:span>: Leads to the city park, marking the transition to Chapter 2.</text:p>
        </text:list-item>
      </text:list>
      <text:h text:style-name="P1" text:outline-level="3"><text:span text:style-name="Strong_20_Emphasis">Visual and Gameplay Elements</text:span></text:h>
      <text:list text:continue-numbering="true" text:style-name="L8">
        <text:list-item>
          <text:p text:style-name="P21"><text:span text:style-name="Strong_20_Emphasis">Chapter 1</text:span>:</text:p>
          <text:list>
            <text:list-item>
              <text:p text:style-name="P21"><text:soft-page-break/>Dimly lit school hallways, sudden environmental changes (e.g., classrooms shifting locations).</text:p>
            </text:list-item>
            <text:list-item>
              <text:p text:style-name="P22">Puzzles centered around deciphering the runes and finding hidden passages.</text:p>
            </text:list-item>
          </text:list>
          <text:p text:style-name="P3"/>
        </text:list-item>
      </text:list>
      <text:h text:style-name="Heading_20_3" text:outline-level="3"><text:span text:style-name="Strong_20_Emphasis">Narrative Flow Between Chapters</text:span></text:h>
      <text:list text:continue-list="list1934764180" text:style-name="L9">
        <text:list-header>
          <text:p text:style-name="P23"><text:span text:style-name="Strong_20_Emphasis">Chapter 1 to Chapter 2 Transition</text:span>:<text:line-break/>Upon solving the high school mystery, the player finds a map fragment. Back at the agency, Mr. Thompson identifies it as part of an old city blueprint pointing to a ritual site in the park​​​.</text:p>
        </text:list-header>
      </text:list>
      <text:p text:style-name="Horizontal_20_Line"/>
      <text:h text:style-name="Heading_20_3" text:outline-level="3"><text:span text:style-name="Strong_20_Emphasis">Chapter 2: The Cursed Park (Outdoor Supernatural Mystery)</text:span></text:h>
      <text:h text:style-name="Heading_20_4" text:outline-level="4"><text:span text:style-name="Strong_20_Emphasis">Story Focus</text:span></text:h>
      <text:list text:style-name="L17">
        <text:list-item>
          <text:p text:style-name="P36"><text:span text:style-name="Strong_20_Emphasis">Mystery</text:span>: The city park becomes a site of eerie phenomena—animals behaving erratically, strange symbols appearing on trees, and reports of shadowy figures.</text:p>
        </text:list-item>
        <text:list-item>
          <text:p text:style-name="P36"><text:span text:style-name="Strong_20_Emphasis">Supernatural Element</text:span>: A rogue entity has cursed the park, using remnants of an ancient ritual to draw power from the land. The artifact buried here is amplifying the curse.</text:p>
        </text:list-item>
        <text:list-item>
          <text:p text:style-name="P35"><text:span text:style-name="Strong_20_Emphasis">Tie to the Main Plot</text:span>: The artifact is one of several used by the supernatural society to harness dimensional energy, hinting at their ultimate goal.</text:p>
        </text:list-item>
      </text:list>
      <text:h text:style-name="Heading_20_3" text:outline-level="3"><text:span text:style-name="Strong_20_Emphasis">Expanded Story</text:span></text:h>
      <text:list text:style-name="L18">
        <text:list-item>
          <text:p text:style-name="P38"><text:span text:style-name="Strong_20_Emphasis">Backstory</text:span>: The park was once home to a sacred grove where rituals were conducted to protect the city. Over time, the grove was forgotten, and the park was built over it. Now, the disturbance of the sacred site has awakened a malevolent force.</text:p>
        </text:list-item>
        <text:list-item>
          <text:p text:style-name="P38"><text:span text:style-name="Strong_20_Emphasis">Supernatural Teaser</text:span>: Players encounter sudden drops in temperature, whispers carried on the wind, and glimpses of shadowy figures darting between the trees.</text:p>
        </text:list-item>
        <text:list-item>
          <text:p text:style-name="P37"><text:span text:style-name="Strong_20_Emphasis">Connection to Chapter 3</text:span>: Players discover a ritual diagram that matches symbols found in the high school and haunted house, connecting the park’s curse to the supernatural society’s experiments.</text:p>
        </text:list-item>
      </text:list>
      <text:h text:style-name="Heading_20_3" text:outline-level="3"><text:span text:style-name="Strong_20_Emphasis">NPC Contributions</text:span></text:h>
      <text:list text:style-name="L19">
        <text:list-item>
          <text:p text:style-name="P39"><text:span text:style-name="Strong_20_Emphasis">Park Ranger (Eli):</text:span> A skeptical ranger who reluctantly admits to seeing strange occurrences, such as plants wilting overnight or glowing eyes in the bushes.</text:p>
          <text:list>
            <text:list-item>
              <text:p text:style-name="P40"><text:span text:style-name="Strong_20_Emphasis">Eli (grumbling):</text:span> "I don’t believe in curses, but I’ll be darned if those trees don’t seem alive some nights. Moving when they shouldn’t."</text:p>
            </text:list-item>
            <text:list-item>
              <text:p text:style-name="P40">Directs players to the site of the strangest incidents.</text:p>
            </text:list-item>
          </text:list>
        </text:list-item>
        <text:list-item>
          <text:p text:style-name="P39"><text:span text:style-name="Strong_20_Emphasis">Jogger (Lena):</text:span> A nervous park visitor who heard chanting in the woods during her morning run.</text:p>
          <text:list>
            <text:list-item>
              <text:p text:style-name="P40"><text:span text:style-name="Strong_20_Emphasis">Lena (shaking):</text:span> "It was just… voices. Low and rhythmic, like a ritual or something. I didn’t stick around to find out what it was."</text:p>
            </text:list-item>
          </text:list>
        </text:list-item>
        <text:list-item>
          <text:p text:style-name="P39"><text:soft-page-break/><text:span text:style-name="Strong_20_Emphasis">Dog Walker (Carlos):</text:span> Mentions his normally friendly dog growled and refused to enter a certain clearing.</text:p>
          <text:list>
            <text:list-item>
              <text:p text:style-name="P39"><text:span text:style-name="Strong_20_Emphasis">Carlos (concerned):</text:span> "If Rex doesn’t like it, something’s wrong. Dogs know these things. Whatever’s in that clearing, it’s not natural."</text:p>
            </text:list-item>
          </text:list>
        </text:list-item>
      </text:list>
      <text:h text:style-name="Heading_20_3" text:outline-level="3"><text:span text:style-name="Strong_20_Emphasis">Key Discoveries</text:span></text:h>
      <text:list text:style-name="L20">
        <text:list-item>
          <text:p text:style-name="P41"><text:span text:style-name="Strong_20_Emphasis">The Artifact</text:span>:<text:line-break/>A carved stone tablet buried near an old tree stump. It radiates faint energy and disrupts the environment around it, feeding the curse.</text:p>
        </text:list-item>
        <text:list-item>
          <text:p text:style-name="P41"><text:span text:style-name="Strong_20_Emphasis">The Ritual Site</text:span>:<text:line-break/>Players find remnants of an ancient ritual circle etched into the ground. Symbols match those from the haunted house journal and high school basement runes, reinforcing the connection between the mysteries.</text:p>
        </text:list-item>
        <text:list-item>
          <text:p text:style-name="P41"><text:span text:style-name="Strong_20_Emphasis">The Rogue Entity</text:span>:<text:line-break/>A corrupted guardian spirit tied to the sacred grove. Players must subdue or banish the entity to lift the curse and retrieve the artifact.</text:p>
        </text:list-item>
      </text:list>
      <text:h text:style-name="Heading_20_3" text:outline-level="3"><text:span text:style-name="Strong_20_Emphasis">Gameplay Highlights</text:span></text:h>
      <text:list text:style-name="L21">
        <text:list-item>
          <text:p text:style-name="P42"><text:span text:style-name="Strong_20_Emphasis">Exploration Mechanics</text:span>:</text:p>
          <text:list>
            <text:list-item>
              <text:p text:style-name="P43">Use gadgets like a spectral detector to track supernatural activity.</text:p>
            </text:list-item>
            <text:list-item>
              <text:p text:style-name="P43">Follow trails of glowing footprints or whispers to uncover hidden clues.</text:p>
            </text:list-item>
          </text:list>
        </text:list-item>
        <text:list-item>
          <text:p text:style-name="P42"><text:span text:style-name="Strong_20_Emphasis">Puzzle Mechanics</text:span>:</text:p>
          <text:list>
            <text:list-item>
              <text:p text:style-name="P43">Reconstruct the ritual site by deciphering ancient symbols and positioning stones.</text:p>
            </text:list-item>
            <text:list-item>
              <text:p text:style-name="P43">Solve an environmental puzzle to weaken the entity, such as restoring balance to the grove by aligning natural elements (water, wind, earth, and fire).</text:p>
            </text:list-item>
          </text:list>
        </text:list-item>
        <text:list-item>
          <text:p text:style-name="P42"><text:span text:style-name="Strong_20_Emphasis">Climactic Encounter</text:span>:</text:p>
          <text:list>
            <text:list-item>
              <text:p text:style-name="P42">Players face the rogue spirit in the grove. It attacks by manipulating the environment—branches reach out, winds howl—but can be subdued with clever use of tools and the environment.</text:p>
            </text:list-item>
          </text:list>
        </text:list-item>
      </text:list>
      <text:h text:style-name="Heading_20_3" text:outline-level="3"><text:span text:style-name="Strong_20_Emphasis">Connection to Chapter 3</text:span></text:h>
      <text:p text:style-name="Text_20_body">After defeating the entity and lifting the curse, players retrieve the artifact and find a partially burned note hidden nearby. The note refers to a failed ritual and includes the name of the mall, leading into Chapter 3. Back at the hub, Mr. Thompson explains how the park’s disturbance connects to the supernatural society’s larger scheme​​.</text:p>
      <text:h text:style-name="Heading_20_3" text:outline-level="3"><text:span text:style-name="Strong_20_Emphasis">Narrative Flow Between Chapters</text:span></text:h>
      <text:list text:style-name="L22">
        <text:list-header>
          <text:p text:style-name="P44"><text:span text:style-name="Strong_20_Emphasis">Chapter 2 to Chapter 3 Transition</text:span>:<text:line-break/>The artifact and burned note found in the park direct the team to investigate the mall. Back at <text:soft-page-break/>the agency, the team speculates on how the society’s rituals tie into the strange occurrences around the city.</text:p>
        </text:list-header>
      </text:list>
      <text:p text:style-name="P2"/>
      <text:h text:style-name="P1" text:outline-level="3"><text:span text:style-name="Strong_20_Emphasis"/></text:h>
      <text:h text:style-name="Heading_20_3" text:outline-level="3"><text:span text:style-name="Strong_20_Emphasis">Chapter 3: The Phantom Mall (Urban Ghost Mystery)</text:span></text:h>
      <text:h text:style-name="Heading_20_4" text:outline-level="4"><text:span text:style-name="Strong_20_Emphasis">Story Focus</text:span></text:h>
      <text:list text:style-name="L11">
        <text:list-item>
          <text:p text:style-name="P25"><text:span text:style-name="Strong_20_Emphasis">Mystery</text:span>: Strange occurrences plague the mall at night—phantom figures, objects moving on their own, and shoppers reporting lost time.</text:p>
        </text:list-item>
        <text:list-item>
          <text:p text:style-name="P25"><text:span text:style-name="Strong_20_Emphasis">Supernatural Element</text:span>: The mall is haunted by restless spirits tied to a tragic event in its past, amplified by a supernatural artifact hidden in the building.</text:p>
        </text:list-item>
        <text:list-item>
          <text:p text:style-name="P24"><text:span text:style-name="Strong_20_Emphasis">Tie to the Main Plot</text:span>: The artifact is another key piece for the supernatural society’s larger plan, connected to their experiments with opening dimensional rifts.</text:p>
        </text:list-item>
      </text:list>
      <text:h text:style-name="Heading_20_3" text:outline-level="3"><text:span text:style-name="Strong_20_Emphasis">Expanded Story</text:span></text:h>
      <text:list text:style-name="L12">
        <text:list-item>
          <text:p text:style-name="P27"><text:span text:style-name="Strong_20_Emphasis">Backstory</text:span>: Decades ago, the mall was built over the ruins of an old theater. During the theater's final performance, a fire broke out, trapping several actors and attendees inside. The lingering anguish and the artifact buried beneath the mall have created a nexus for supernatural activity.</text:p>
        </text:list-item>
        <text:list-item>
          <text:p text:style-name="P27"><text:span text:style-name="Strong_20_Emphasis">Supernatural Teaser</text:span>: As the players investigate, they witness ghostly apparitions of people reliving the fire, hear disembodied voices, and experience reality warping (e.g., escalators looping endlessly, mannequins appearing to move).</text:p>
        </text:list-item>
        <text:list-item>
          <text:p text:style-name="P26"><text:span text:style-name="Strong_20_Emphasis">Connection to Chapter 4</text:span>: A hidden document reveals the mall’s connection to the supernatural society and their experiments, pointing the player toward their hidden base.</text:p>
        </text:list-item>
      </text:list>
      <text:h text:style-name="Heading_20_3" text:outline-level="3"><text:span text:style-name="Strong_20_Emphasis">NPC Contributions</text:span></text:h>
      <text:list text:style-name="L13">
        <text:list-item>
          <text:p text:style-name="P28"><text:span text:style-name="Strong_20_Emphasis">Mall Security Guard (Frank)</text:span>: Reports that the security cameras capture strange phenomena, like shadows moving without people and stores unlocking themselves at night.</text:p>
          <text:list>
            <text:list-item>
              <text:p text:style-name="P29"><text:span text:style-name="Strong_20_Emphasis">Frank (nervous):</text:span> "I saw it myself! A woman in an old-fashioned dress, just staring at the food court fountain. Then… she was gone."</text:p>
            </text:list-item>
            <text:list-item>
              <text:p text:style-name="P29">Hints at a service corridor where the activity is strongest.</text:p>
            </text:list-item>
          </text:list>
        </text:list-item>
        <text:list-item>
          <text:p text:style-name="P28"><text:span text:style-name="Strong_20_Emphasis">Store Manager (Karen)</text:span>: Dismisses the hauntings as rumors but admits to hearing ghostly music late at night.</text:p>
          <text:list>
            <text:list-item>
              <text:p text:style-name="P29"><text:span text:style-name="Strong_20_Emphasis">Karen (gruffly):</text:span> "Look, I don’t believe in ghosts. But when you hear an orchestra playing in a mall with no orchestra, you start to wonder."</text:p>
            </text:list-item>
          </text:list>
        </text:list-item>
        <text:list-item>
          <text:p text:style-name="P28"><text:span text:style-name="Strong_20_Emphasis">Teenager (Mall Rat)</text:span>: Claims they saw mannequins rearranging themselves in a display window.</text:p>
          <text:list>
            <text:list-item>
              <text:p text:style-name="P28"><text:span text:style-name="Strong_20_Emphasis">Mall Rat (excited):</text:span> "I swear! I saw it! One second, they were posing, the next, they were looking at me!"</text:p>
            </text:list-item>
          </text:list>
        </text:list-item>
      </text:list>
      <text:h text:style-name="Heading_20_3" text:outline-level="3"><text:soft-page-break/><text:span text:style-name="Strong_20_Emphasis">Key Discoveries</text:span></text:h>
      <text:list text:style-name="L14">
        <text:list-item>
          <text:p text:style-name="P30"><text:span text:style-name="Strong_20_Emphasis">The Artifact</text:span>:<text:line-break/>A charred, ornate mask from the theater fire. Its presence amplifies the lingering emotional energy of the fire’s victims, creating the haunting.</text:p>
          <text:list>
            <text:list-item>
              <text:p text:style-name="P31"><text:span text:style-name="Strong_20_Emphasis">Gameplay</text:span>: The mask is hidden behind a puzzle involving re-creating a theater performance using ghostly clues.</text:p>
            </text:list-item>
          </text:list>
        </text:list-item>
        <text:list-item>
          <text:p text:style-name="P30"><text:span text:style-name="Strong_20_Emphasis">The Supernatural Nexus</text:span>:<text:line-break/>Players uncover a basement-level storage area beneath the mall that aligns with old city maps. The area matches descriptions from the journal and high school runes, confirming it as a critical part of the supernatural conspiracy.</text:p>
        </text:list-item>
        <text:list-item>
          <text:p text:style-name="P30"><text:span text:style-name="Strong_20_Emphasis">Society Connection</text:span>:<text:line-break/>Documents found in the mall basement reference an experiment involving the artifact’s energy. The documents hint at a hidden base used by the society, leading into Chapter 4.</text:p>
        </text:list-item>
      </text:list>
      <text:h text:style-name="Heading_20_3" text:outline-level="3"><text:span text:style-name="Strong_20_Emphasis">Gameplay Highlights</text:span></text:h>
      <text:list text:style-name="L15">
        <text:list-item>
          <text:p text:style-name="P33"><text:span text:style-name="Strong_20_Emphasis">Supernatural Mechanics</text:span>:</text:p>
          <text:list>
            <text:list-item>
              <text:p text:style-name="P33">Use a specialized camera to reveal ghostly figures and trace their movements.</text:p>
            </text:list-item>
            <text:list-item>
              <text:p text:style-name="P33">Solve puzzles to access hidden areas, like unlocking a store with a spectral key or navigating looping escalators.</text:p>
            </text:list-item>
          </text:list>
        </text:list-item>
        <text:list-item>
          <text:p text:style-name="P33"><text:span text:style-name="Strong_20_Emphasis">Climactic Event</text:span>:</text:p>
          <text:list>
            <text:list-item>
              <text:p text:style-name="P32">Players piece together the ghosts’ story, culminating in an encounter with the spirit of the theater’s lead actor. The spirit must be appeased to retrieve the artifact.</text:p>
            </text:list-item>
          </text:list>
        </text:list-item>
      </text:list>
      <text:h text:style-name="Heading_20_3" text:outline-level="3"><text:span text:style-name="Strong_20_Emphasis">Connection to Chapter 4</text:span></text:h>
      <text:p text:style-name="Text_20_body">After calming the spirits and retrieving the artifact, the players discover a series of documents. These papers detail experiments and mention a hidden meeting site at the city museum. Back at the detective agency, Mr. Thompson connects this with the society’s growing influence, urging the team to infiltrate their base in Chapter 4​​​.</text:p>
      <text:h text:style-name="Heading_20_3" text:outline-level="3"><text:span text:style-name="Strong_20_Emphasis">Narrative Flow Between Chapters</text:span></text:h>
      <text:list text:style-name="L16">
        <text:list-header>
          <text:p text:style-name="P34"><text:span text:style-name="Strong_20_Emphasis">Chapter 3 to Chapter 4 Transition</text:span>:<text:line-break/>After retrieving the artifact and calming the spirits, players return to the hub. The mall’s documents provide a clue to the next location, a museum tied to the supernatural society’s hidden operations.</text:p>
        </text:list-header>
      </text:list>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30T19:15:32.309000000</meta:creation-date>
    <dc:date>2024-11-30T19:50:33.679000000</dc:date>
    <meta:editing-duration>PT34M59S</meta:editing-duration>
    <meta:editing-cycles>5</meta:editing-cycles>
    <meta:generator>LibreOffice/24.2.0.3$Windows_X86_64 LibreOffice_project/da48488a73ddd66ea24cf16bbc4f7b9c08e9bea1</meta:generator>
    <meta:document-statistic meta:table-count="0" meta:image-count="0" meta:object-count="0" meta:page-count="6" meta:paragraph-count="116" meta:word-count="1940" meta:character-count="12029" meta:non-whitespace-character-count="10274"/>
  </office:meta>
</office:document-meta>
</file>